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Verdana1" svg:font-family="Verdana"/>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245cm" fo:margin-left="0cm" fo:margin-right="-0.016cm" table:align="margins" style:writing-mode="lr-tb"/>
    </style:style>
    <style:style style:name="Tableau2.A" style:family="table-column">
      <style:table-column-properties style:column-width="2.434cm" style:rel-column-width="9819*"/>
    </style:style>
    <style:style style:name="Tableau2.B" style:family="table-column">
      <style:table-column-properties style:column-width="13.811cm" style:rel-column-width="55716*"/>
    </style:style>
    <style:style style:name="Tableau2.A1" style:family="table-cell">
      <style:table-cell-properties fo:padding="0.097cm" fo:border-left="0.002cm solid #ffffff" fo:border-right="none" fo:border-top="0.002cm solid #ffffff" fo:border-bottom="0.002cm solid #ffffff"/>
    </style:style>
    <style:style style:name="Tableau2.B1" style:family="table-cell">
      <style:table-cell-properties fo:padding="0.097cm" fo:border="0.002cm solid #ffffff"/>
    </style:style>
    <style:style style:name="Tableau2.A2" style:family="table-cell">
      <style:table-cell-properties fo:padding="0.097cm" fo:border-left="0.002cm solid #ffffff" fo:border-right="none" fo:border-top="none" fo:border-bottom="0.002cm solid #ffffff"/>
    </style:style>
    <style:style style:name="Tableau2.B2" style:family="table-cell">
      <style:table-cell-properties fo:padding="0.097cm" fo:border-left="0.002cm solid #ffffff" fo:border-right="0.002cm solid #ffffff" fo:border-top="none" fo:border-bottom="0.002cm solid #ffffff"/>
    </style:style>
    <style:style style:name="P1" style:family="paragraph" style:parent-style-name="Standard">
      <style:text-properties style:font-name="Verdana" fo:font-size="10pt" style:font-size-asian="10pt"/>
    </style:style>
    <style:style style:name="P2" style:family="paragraph" style:parent-style-name="Standard">
      <style:paragraph-properties fo:text-align="justify" style:justify-single-word="false"/>
      <style:text-properties style:font-name="Verdana" fo:font-size="10pt" style:font-size-asian="10pt" style:font-size-complex="10pt" style:font-weight-complex="bold"/>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font-weight-complex="bold"/>
    </style:style>
    <style:style style:name="P6" style:family="paragraph" style:parent-style-name="Standard">
      <style:text-properties style:font-name="Verdana" fo:font-size="10pt" fo:language="zxx" fo:country="none" fo:font-weight="bold" style:font-size-asian="10pt" style:language-asian="zxx" style:country-asian="none" style:font-weight-asian="bold" style:font-size-complex="10pt" style:font-weight-complex="bold"/>
    </style:style>
    <style:style style:name="P7" style:family="paragraph" style:parent-style-name="Standard">
      <style:paragraph-properties fo:text-align="justify" style:justify-single-word="false"/>
      <style:text-properties style:font-name="Verdana" fo:font-size="10pt" fo:language="zxx" fo:country="none" style:text-underline-style="solid" style:text-underline-width="auto" style:text-underline-color="font-color" style:font-size-asian="10pt" style:language-asian="zxx" style:country-asian="none" style:font-size-complex="10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1pt" style:font-size-asian="11pt" style:font-size-complex="11pt" style:font-weight-complex="bold"/>
    </style:style>
    <style:style style:name="P10" style:family="paragraph" style:parent-style-name="Standard">
      <style:text-properties fo:language="fr" fo:country="BE"/>
    </style:style>
    <style:style style:name="P11" style:family="paragraph" style:parent-style-name="Standard">
      <style:paragraph-properties fo:text-align="justify" style:justify-single-word="false"/>
      <style:text-properties fo:color="#ff6600" style:font-name="Verdana"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color="#ff6600" style:font-name="Verdana" fo:font-size="10pt" style:font-size-asian="10pt" style:font-size-complex="10pt"/>
    </style:style>
    <style:style style:name="P13" style:family="paragraph" style:parent-style-name="Standard">
      <style:paragraph-properties fo:text-align="center" style:justify-single-word="false"/>
      <style:text-properties fo:color="#000000" style:font-name="Verdana" fo:font-size="10pt" fo:font-weight="bold" style:font-size-asian="10pt" style:font-weight-asian="bold" style:font-size-complex="10pt" style:font-weight-complex="bold"/>
    </style:style>
    <style:style style:name="P14" style:family="paragraph" style:parent-style-name="Standard">
      <style:paragraph-properties fo:margin-left="0cm" fo:margin-right="0.039cm" fo:text-align="justify" style:justify-single-word="false" fo:text-indent="0cm" style:auto-text-indent="false"/>
    </style:style>
    <style:style style:name="P15" style:family="paragraph" style:parent-style-name="Standard">
      <style:paragraph-properties fo:margin-left="0cm" fo:margin-right="0.039cm" fo:text-align="justify" style:justify-single-word="false" fo:text-indent="0cm" style:auto-text-indent="false"/>
      <style:text-properties fo:color="#ff6600" style:font-name="Verdana" fo:font-size="10pt" style:font-size-asian="10pt" style:font-size-complex="10pt"/>
    </style:style>
    <style:style style:name="P16" style:family="paragraph" style:parent-style-name="Standard">
      <style:paragraph-properties fo:margin-left="0cm" fo:margin-right="0.039cm" fo:text-align="justify" style:justify-single-word="false" fo:text-indent="0cm" style:auto-text-indent="false"/>
      <style:text-properties fo:color="#33cc66" style:font-name="Verdana" fo:font-size="10pt" style:font-size-asian="10pt" style:font-size-complex="10pt"/>
    </style:style>
    <style:style style:name="P17" style:family="paragraph" style:parent-style-name="Standard">
      <style:paragraph-properties fo:margin-left="0cm" fo:margin-right="0.039cm" fo:text-align="justify" style:justify-single-word="false" fo:text-indent="0cm" style:auto-text-indent="false"/>
      <style:text-properties fo:color="#47b8b8" style:font-name="Verdana" fo:font-size="10pt" style:font-size-asian="10pt" style:font-size-complex="10pt"/>
    </style:style>
    <style:style style:name="P18" style:family="paragraph" style:parent-style-name="Standard">
      <style:paragraph-properties fo:margin-left="0cm" fo:margin-right="-1.147cm" fo:text-align="justify" style:justify-single-word="false" fo:text-indent="0cm" style:auto-text-indent="false"/>
      <style:text-properties fo:color="#47b8b8" style:font-name="Verdana" fo:font-size="10pt" style:font-size-asian="10pt" style:font-size-complex="10pt"/>
    </style:style>
    <style:style style:name="P19" style:family="paragraph" style:parent-style-name="Standard">
      <style:paragraph-properties fo:margin-left="0cm" fo:margin-right="-1.147cm" fo:text-align="justify" style:justify-single-word="false" fo:text-indent="0cm" style:auto-text-indent="false"/>
      <style:text-properties style:font-name="Verdana" fo:font-size="10pt" style:font-size-asian="10pt" style:font-size-complex="10pt"/>
    </style:style>
    <style:style style:name="P20" style:family="paragraph" style:parent-style-name="Standard">
      <style:paragraph-properties fo:margin-left="0.953cm" fo:margin-right="-1.147cm" fo:text-align="justify" style:justify-single-word="false" fo:text-indent="0cm" style:auto-text-indent="false"/>
      <style:text-properties style:font-name="Verdana" fo:font-size="10pt" style:font-size-asian="10pt" style:font-size-complex="10pt"/>
    </style:style>
    <style:style style:name="P21" style:family="paragraph" style:parent-style-name="Standard">
      <style:paragraph-properties fo:margin-left="0.953cm" fo:margin-right="0.039cm" fo:text-align="justify" style:justify-single-word="false" fo:text-indent="0cm" style:auto-text-indent="false"/>
      <style:text-properties fo:color="#47b8b8" style:font-name="Verdana" fo:font-size="10pt" style:font-size-asian="10pt" style:font-size-complex="10pt"/>
    </style:style>
    <style:style style:name="P22" style:family="paragraph" style:parent-style-name="Standard">
      <style:paragraph-properties fo:margin-left="0cm" fo:margin-right="0.46cm" fo:text-align="justify" style:justify-single-word="false" fo:text-indent="0cm" style:auto-text-indent="false">
        <style:tab-stops>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0pt" style:font-size-asian="10pt" style:font-size-complex="10pt"/>
    </style:style>
    <style:style style:name="P23" style:family="paragraph" style:parent-style-name="Standard">
      <style:paragraph-properties fo:margin-left="0cm" fo:margin-right="0.46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6600" style:font-name="Verdana" fo:font-size="10pt" fo:language="fr" fo:country="BE" style:font-size-asian="10pt" style:font-size-complex="10pt"/>
    </style:style>
    <style:style style:name="P24" style:family="paragraph" style:parent-style-name="Corps_20_de_20_texte_20_31">
      <style:paragraph-properties fo:margin-left="0cm" fo:margin-right="0.46cm" style:line-height-at-least="0.494cm" fo:text-indent="0cm" style:auto-text-indent="false"/>
      <style:text-properties fo:color="#47b8b8" style:font-name="Verdana" fo:font-size="10pt" fo:language="fr" fo:country="BE" style:font-size-asian="10pt" style:font-size-complex="10pt"/>
    </style:style>
    <style:style style:name="P25" style:family="paragraph" style:parent-style-name="Heading_20_4">
      <style:paragraph-properties>
        <style:tab-stops>
          <style:tab-stop style:position="0cm"/>
        </style:tab-stops>
      </style:paragraph-properties>
      <style:text-properties style:font-name="Verdana"/>
    </style:style>
    <style:style style:name="P26" style:family="paragraph" style:parent-style-name="Table_20_Contents">
      <style:text-properties style:font-name="Verdana" fo:font-size="10pt" fo:font-weight="bold" style:font-size-asian="10pt" style:font-weight-asian="bold" style:font-size-complex="10pt" style:font-weight-complex="bold"/>
    </style:style>
    <style:style style:name="P27" style:family="paragraph" style:parent-style-name="Heading_20_3">
      <style:paragraph-properties fo:margin-left="0cm" fo:margin-right="0cm" fo:text-align="center" style:justify-single-word="false" fo:text-indent="0cm" style:auto-text-indent="false">
        <style:tab-stops>
          <style:tab-stop style:position="0cm"/>
        </style:tab-stops>
      </style:paragraph-properties>
      <style:text-properties style:font-name="Verdana" fo:font-size="14pt" style:font-size-asian="14pt" style:font-size-complex="14pt"/>
    </style:style>
    <style:style style:name="P28" style:family="paragraph" style:parent-style-name="Heading_20_3">
      <style:paragraph-properties fo:margin-left="0cm" fo:margin-right="0cm" fo:margin-top="0cm" fo:margin-bottom="0.499cm" fo:text-align="center" style:justify-single-word="false" fo:text-indent="0cm" style:auto-text-indent="false"/>
      <style:text-properties style:font-name="Verdana" fo:font-size="10pt" style:font-size-asian="10pt" style:font-size-complex="10pt"/>
    </style:style>
    <style:style style:name="P29" style:family="paragraph" style:parent-style-name="Text_20_body">
      <style:paragraph-properties fo:margin-left="0cm" fo:margin-right="0cm" fo:text-align="center" style:justify-single-word="false" fo:text-indent="0cm" style:auto-text-indent="false">
        <style:tab-stops>
          <style:tab-stop style:position="0cm"/>
        </style:tab-stops>
      </style:paragraph-properties>
      <style:text-properties style:font-name="Verdana" fo:font-size="10pt" style:font-size-asian="10pt" style:font-size-complex="10pt"/>
    </style:style>
    <style:style style:name="P30" style:family="paragraph" style:parent-style-name="Text_20_body">
      <style:paragraph-properties fo:margin-left="0cm" fo:margin-right="1.461cm" style:line-height-at-least="0.494cm" fo:text-align="justify" style:justify-single-word="false" fo:text-indent="0cm" style:auto-text-indent="false"/>
    </style:style>
    <style:style style:name="P31" style:family="paragraph" style:parent-style-name="Text_20_body">
      <style:paragraph-properties fo:text-align="justify" style:justify-single-word="false"/>
      <style:text-properties style:font-name="Verdana" fo:font-size="10pt" fo:font-weight="bold" style:font-size-asian="10pt" style:font-weight-asian="bold" style:font-name-complex="Arial" style:font-size-complex="10pt" style:font-weight-complex="bold"/>
    </style:style>
    <style:style style:name="P32" style:family="paragraph" style:parent-style-name="Text_20_body">
      <style:paragraph-properties fo:text-align="center" style:justify-single-word="false"/>
      <style:text-properties style:font-name="Verdana1" fo:font-size="10pt" fo:font-weight="bold" style:font-size-asian="10pt" style:font-size-complex="10pt"/>
    </style:style>
    <style:style style:name="P33" style:family="paragraph" style:parent-style-name="Text_20_body">
      <style:paragraph-properties fo:margin-left="2.858cm" fo:margin-right="0cm" fo:margin-top="0cm" fo:margin-bottom="0cm" fo:text-indent="0cm" style:auto-text-indent="false"/>
    </style:style>
    <style:style style:name="P34" style:family="paragraph" style:parent-style-name="Text_20_body">
      <style:paragraph-properties fo:margin-left="2.858cm" fo:margin-right="0cm" fo:margin-top="0cm" fo:margin-bottom="0cm" fo:text-indent="0cm" style:auto-text-indent="false"/>
      <style:text-properties style:font-name="Verdana1" fo:font-size="10pt"/>
    </style:style>
    <style:style style:name="P35" style:family="paragraph" style:parent-style-name="Corps_20_de_20_texte_20_31" style:list-style-name="WW8Num3">
      <style:paragraph-properties fo:margin-left="0cm" fo:margin-right="0.46cm" fo:margin-top="0cm" fo:margin-bottom="0cm" style:line-height-at-least="0.494cm" fo:text-align="justify" style:justify-single-word="false" fo:text-indent="0cm" style:auto-text-indent="false">
        <style:tab-stops>
          <style:tab-stop style:position="1.13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47b8b8" style:font-name="Verdana" fo:font-size="10pt" fo:language="fr" fo:country="BE" style:font-size-asian="10pt" style:font-size-complex="10pt"/>
    </style:style>
    <style:style style:name="P36" style:family="paragraph" style:parent-style-name="Footer">
      <style:paragraph-properties fo:margin-left="0cm" fo:margin-right="0cm" fo:text-align="end" style:justify-single-word="false" fo:text-indent="0cm" style:auto-text-indent="false"/>
      <style:text-properties style:font-name="Verdana" fo:font-size="9pt" style:font-size-asian="9pt" style:font-size-complex="9pt"/>
    </style:style>
    <style:style style:name="P37" style:family="paragraph" style:parent-style-name="Heading_20_3" style:master-page-name="Standard">
      <style:paragraph-properties fo:margin-left="5.08cm" fo:margin-right="0cm" fo:text-indent="0cm" style:auto-text-indent="false" style:page-number="auto">
        <style:tab-stops>
          <style:tab-stop style:position="0cm"/>
        </style:tab-stops>
      </style:paragraph-properties>
      <style:text-properties fo:font-size="10pt" fo:language="zxx" fo:country="none" style:font-size-asian="10pt" style:language-asian="zxx" style:country-asian="none"/>
    </style:style>
    <style:style style:name="P38" style:family="paragraph" style:parent-style-name="Standard" style:list-style-name="WW8Num2">
      <style:paragraph-properties fo:margin-left="-1.27cm" fo:margin-right="0.039cm" fo:text-align="justify" style:justify-single-word="false" fo:text-indent="0cm" style:auto-text-indent="false">
        <style:tab-stops>
          <style:tab-stop style:position="2.54cm"/>
        </style:tab-stops>
      </style:paragraph-properties>
      <style:text-properties fo:color="#47b8b8" style:font-name="Verdana" fo:font-size="10pt" style:font-size-asian="10pt" style:font-size-complex="10pt"/>
    </style:style>
    <style:style style:name="P39" style:family="paragraph" style:parent-style-name="Standard" style:list-style-name="WW8Num2">
      <style:paragraph-properties fo:margin-left="-0.953cm" fo:margin-right="0.039cm" fo:text-align="justify" style:justify-single-word="false" fo:text-indent="0cm" style:auto-text-indent="false">
        <style:tab-stops>
          <style:tab-stop style:position="2.54cm"/>
        </style:tab-stops>
      </style:paragraph-properties>
      <style:text-properties fo:color="#47b8b8" style:font-name="Verdana" fo:font-size="10pt" style:font-size-asian="10pt" style:font-size-complex="10pt"/>
    </style:style>
    <style:style style:name="P40" style:family="paragraph">
      <style:paragraph-properties fo:text-align="center" style:writing-mode="lr-tb"/>
      <style:text-properties fo:font-size="24pt"/>
    </style:style>
    <style:style style:name="T1" style:family="text">
      <style:text-properties style:font-name="Verdana" fo:font-size="10pt" style:font-size-asian="10pt"/>
    </style:style>
    <style:style style:name="T2" style:family="text">
      <style:text-properties style:font-name="Verdana" fo:font-size="10pt" style:font-size-asian="10pt" style:font-size-complex="10pt"/>
    </style:style>
    <style:style style:name="T3" style:family="text">
      <style:text-properties style:font-name="Verdana" fo:font-size="10pt" style:font-size-asian="10pt" style:font-size-complex="10pt" style:font-weight-complex="bold"/>
    </style:style>
    <style:style style:name="T4" style:family="text">
      <style:text-properties style:font-name="Verdana" fo:font-size="10pt" fo:language="fr" fo:country="BE" style:font-size-asian="10pt" style:font-size-complex="10pt"/>
    </style:style>
    <style:style style:name="T5" style:family="text">
      <style:text-properties style:font-name="Verdana" fo:font-size="10pt" style:text-underline-style="solid" style:text-underline-width="auto" style:text-underline-color="font-color" style:font-size-asian="10pt" style:font-size-complex="10pt" style:font-weight-complex="bold"/>
    </style:style>
    <style:style style:name="T6" style:family="text">
      <style:text-properties style:font-name="Verdana" fo:font-size="10pt" fo:font-weight="bold" style:font-size-asian="10pt" style:font-weight-asian="bold" style:font-size-complex="10pt" style:font-weight-complex="bold"/>
    </style:style>
    <style:style style:name="T7" style:family="text">
      <style:text-properties style:font-name="Verdana" fo:font-size="10pt" fo:font-weight="bold" style:font-size-asian="10pt" style:font-weight-asian="bold" style:font-name-complex="Arial" style:font-size-complex="10pt" style:font-weight-complex="bold"/>
    </style:style>
    <style:style style:name="T8" style:family="text">
      <style:text-properties style:font-name="Verdana" fo:font-size="9pt" fo:font-weight="bold" style:font-size-asian="9pt" style:font-weight-asian="bold" style:font-name-complex="Arial" style:font-size-complex="9pt" style:font-weight-complex="bold"/>
    </style:style>
    <style:style style:name="T9" style:family="text">
      <style:text-properties fo:color="#47b8b8" style:font-name="Verdana" fo:font-size="10pt" style:font-size-asian="10pt" style:font-size-complex="10pt"/>
    </style:style>
    <style:style style:name="T10" style:family="text">
      <style:text-properties style:text-underline-style="solid" style:text-underline-width="auto" style:text-underline-color="font-color" style:font-weight-complex="bold"/>
    </style:style>
    <style:style style:name="T11" style:family="text">
      <style:text-properties style:font-weight-complex="bold"/>
    </style:style>
    <style:style style:name="T12" style:family="text">
      <style:text-properties fo:font-weight="bold" style:font-weight-asian="bold" style:font-weight-complex="bold"/>
    </style:style>
    <style:style style:name="T13" style:family="text">
      <style:text-properties fo:font-size="6pt" fo:font-weight="bold" style:font-size-asian="6pt" style:font-weight-asian="bold" style:font-size-complex="6pt" style:font-weight-complex="bold"/>
    </style:style>
    <style:style style:name="T14" style:family="text">
      <style:text-properties fo:color="#000000" style:font-name="Verdana" fo:font-size="10pt" style:font-size-asian="10pt" style:font-size-complex="10pt"/>
    </style:style>
    <style:style style:name="T15" style:family="text">
      <style:text-properties fo:color="#000000" style:font-name="Verdana" fo:font-size="10pt" fo:language="fr" fo:country="BE" style:font-size-asian="10pt" style:font-size-complex="10pt"/>
    </style:style>
    <style:style style:name="T16" style:family="text">
      <style:text-properties style:font-name="Verdana1" fo:font-size="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1cm" fo:padding-right="0.261cm" fo:padding-top="0.134cm" fo:padding-bottom="0.134cm" fo:border="0.002cm solid #000000">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17788312">
          <text:insertion>
            <office:change-info>
              <dc:creator>Marie-Aude Goffin</dc:creator>
              <dc:date>2009-01-21T13:23:00</dc:date>
            </office:change-info>
          </text:insertion>
        </text:changed-region>
        <text:changed-region text:id="ct117995704">
          <text:insertion>
            <office:change-info>
              <dc:creator>Marie-Aude Goffin</dc:creator>
              <dc:date>2009-01-21T13:23:00</dc:date>
            </office:change-info>
          </text:insertion>
        </text:changed-region>
        <text:changed-region text:id="ct118692480">
          <text:insertion>
            <office:change-info>
              <dc:creator>Marie-Aude Goffin</dc:creator>
              <dc:date>2009-01-21T16:54:00</dc:date>
            </office:change-info>
          </text:insertion>
        </text:changed-region>
        <text:changed-region text:id="ct243994584">
          <text:insertion>
            <office:change-info>
              <dc:creator>Marie-Aude Goffin</dc:creator>
              <dc:date>2009-01-21T13:24:00</dc:date>
            </office:change-info>
          </text:insertion>
        </text:changed-region>
        <text:changed-region text:id="ct177298392">
          <text:insertion>
            <office:change-info>
              <dc:creator>Marie-Aude Goffin</dc:creator>
              <dc:date>2009-01-21T16:55:00</dc:date>
            </office:change-info>
          </text:insertion>
        </text:changed-region>
        <text:changed-region text:id="ct174229592">
          <text:insertion>
            <office:change-info>
              <dc:creator>Marie-Aude Goffin</dc:creator>
              <dc:date>2009-01-21T13:25:00</dc:date>
            </office:change-info>
          </text:insertion>
        </text:changed-region>
        <text:changed-region text:id="ct242908280">
          <text:insertion>
            <office:change-info>
              <dc:creator>Marie-Aude Goffin</dc:creator>
              <dc:date>2009-01-21T13:25:00</dc:date>
            </office:change-info>
          </text:insertion>
        </text:changed-region>
        <text:changed-region text:id="ct177401104">
          <text:insertion>
            <office:change-info>
              <dc:creator>Marie-Aude Goffin</dc:creator>
              <dc:date>2009-01-21T13:25:00</dc:date>
            </office:change-info>
          </text:insertion>
        </text:changed-region>
        <text:changed-region text:id="ct116260976">
          <text:insertion>
            <office:change-info>
              <dc:creator>Marie-Aude Goffin</dc:creator>
              <dc:date>2009-01-21T13:26:00</dc:date>
            </office:change-info>
          </text:insertion>
        </text:changed-region>
        <text:changed-region text:id="ct116212296">
          <text:insertion>
            <office:change-info>
              <dc:creator>Marie-Aude Goffin</dc:creator>
              <dc:date>2009-03-05T13:10:00</dc:date>
            </office:change-info>
          </text:insertion>
        </text:changed-region>
        <text:changed-region text:id="ct243312304">
          <text:insertion>
            <office:change-info>
              <dc:creator>inconnu</dc:creator>
              <dc:date>2009-02-16T11:11:00</dc:date>
            </office:change-info>
          </text:insertion>
        </text:changed-region>
        <text:changed-region text:id="ct71037024">
          <text:insertion>
            <office:change-info>
              <dc:creator>Marie-Aude Goffin</dc:creator>
              <dc:date>2009-01-21T12:24:00</dc:date>
            </office:change-info>
          </text:insertion>
        </text:changed-region>
        <text:changed-region text:id="ct241911824">
          <text:insertion>
            <office:change-info>
              <dc:creator>Marie-Aude Goffin</dc:creator>
              <dc:date>2009-01-21T13:26:00</dc:date>
            </office:change-info>
          </text:insertion>
        </text:changed-region>
        <text:changed-region text:id="ct241611472">
          <text:insertion>
            <office:change-info>
              <dc:creator>Marie-Aude Goffin</dc:creator>
              <dc:date>2009-01-21T13:26:00</dc:date>
            </office:change-info>
          </text:insertion>
        </text:changed-region>
        <text:changed-region text:id="ct241613176">
          <text:insertion>
            <office:change-info>
              <dc:creator>Marie-Aude Goffin</dc:creator>
              <dc:date>2009-01-21T13:27:00</dc:date>
            </office:change-info>
          </text:insertion>
        </text:changed-region>
        <text:changed-region text:id="ct241612712">
          <text:insertion>
            <office:change-info>
              <dc:creator>Marie-Aude Goffin</dc:creator>
              <dc:date>2009-01-21T13:27:00</dc:date>
            </office:change-info>
          </text:insertion>
        </text:changed-region>
        <text:changed-region text:id="ct241609456">
          <text:insertion>
            <office:change-info>
              <dc:creator>Marie-Aude Goffin</dc:creator>
              <dc:date>2009-01-21T13:27:00</dc:date>
            </office:change-info>
          </text:insertion>
        </text:changed-region>
        <text:changed-region text:id="ct241608936">
          <text:insertion>
            <office:change-info>
              <dc:creator>Marie-Aude Goffin</dc:creator>
              <dc:date>2009-01-21T13:27:00</dc:date>
            </office:change-info>
          </text:insertion>
        </text:changed-region>
        <text:changed-region text:id="ct118439192">
          <text:insertion>
            <office:change-info>
              <dc:creator>Marie-Aude Goffin</dc:creator>
              <dc:date>2009-01-21T13:28:00</dc:date>
            </office:change-info>
          </text:insertion>
        </text:changed-region>
        <text:changed-region text:id="ct241608832">
          <text:insertion>
            <office:change-info>
              <dc:creator>Marie-Aude Goffin</dc:creator>
              <dc:date>2009-01-21T13:28:00</dc:date>
            </office:change-info>
          </text:insertion>
        </text:changed-region>
        <text:changed-region text:id="ct177035456">
          <text:insertion>
            <office:change-info>
              <dc:creator>Marie-Aude Goffin</dc:creator>
              <dc:date>2009-01-21T13:28:00</dc:date>
            </office:change-info>
          </text:insertion>
        </text:changed-region>
        <text:changed-region text:id="ct241611168">
          <text:insertion>
            <office:change-info>
              <dc:creator>Marie-Aude Goffin</dc:creator>
              <dc:date>2009-01-21T13:29:00</dc:date>
            </office:change-info>
          </text:insertion>
        </text:changed-region>
        <text:changed-region text:id="ct174574240">
          <text:insertion>
            <office:change-info>
              <dc:creator>Marie-Aude Goffin</dc:creator>
              <dc:date>2009-01-21T13:29:00</dc:date>
            </office:change-info>
          </text:insertion>
        </text:changed-region>
        <text:changed-region text:id="ct241608624">
          <text:insertion>
            <office:change-info>
              <dc:creator>Marie-Aude Goffin</dc:creator>
              <dc:date>2009-01-21T13:30:00</dc:date>
            </office:change-info>
          </text:insertion>
        </text:changed-region>
        <text:changed-region text:id="ct241610016">
          <text:insertion>
            <office:change-info>
              <dc:creator>Marie-Aude Goffin</dc:creator>
              <dc:date>2009-01-21T13:31:00</dc:date>
            </office:change-info>
          </text:insertion>
        </text:changed-region>
        <text:changed-region text:id="ct241611016">
          <text:insertion>
            <office:change-info>
              <dc:creator>Marie-Aude Goffin</dc:creator>
              <dc:date>2009-01-21T13:30:00</dc:date>
            </office:change-info>
          </text:insertion>
        </text:changed-region>
        <text:changed-region text:id="ct174573984">
          <text:insertion>
            <office:change-info>
              <dc:creator>Marie-Aude Goffin</dc:creator>
              <dc:date>2009-01-21T13:30:00</dc:date>
            </office:change-info>
          </text:insertion>
        </text:changed-region>
        <text:changed-region text:id="ct241609144">
          <text:insertion>
            <office:change-info>
              <dc:creator>Marie-Aude Goffin</dc:creator>
              <dc:date>2009-01-21T13:31:00</dc:date>
            </office:change-info>
          </text:insertion>
        </text:changed-region>
        <text:changed-region text:id="ct243349208">
          <text:insertion>
            <office:change-info>
              <dc:creator>Marie-Aude Goffin</dc:creator>
              <dc:date>2009-01-22T09: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3"><draw:frame draw:style-name="fr1" draw:name="Cadre1" text:anchor-type="char" svg:x="-1.917cm" svg:y="-1.6cm" svg:width="6.055cm" svg:height="2.245cm" draw:z-index="3"><draw:text-box><text:p text:style-name="P1">Province de Namur</text:p><text:p text:style-name="P1">Arrondissement de Namur</text:p><text:h text:style-name="P25" text:outline-level="4">Commune de LA BRUYERE</text:h><text:p text:style-name="Standard"><text:span text:style-name="T1">Section de </text:span><text:change-start text:change-id="ct117788312"/><text:span text:style-name="T1">self.getWorkLocationZipCode()</text:span><text:change-end text:change-id="ct117788312"/><text:span text:style-name="T1"> <text:s/></text:span><text:change-start text:change-id="ct117995704"/><text:span text:style-name="T1">self.getWorkLocationCity()</text:span><text:change-end text:change-id="ct117995704"/></text:p></draw:text-box></draw:frame></text:h>
      <text:h text:style-name="P27" text:outline-level="3"/>
      <text:p text:style-name="P29">DU REGISTRE AUX DELIBERATIONS DU COLLEGE COMMUNAL DE CETTE COMMUNE, A ÉTÉ EXTRAIT CE QUI SUIT:</text:p>
      <text:h text:style-name="P28" text:outline-level="3">RAPPORT DU COLLEGE</text:h>
      <text:p text:style-name="P32">Séance du <text:change-start text:change-id="ct116212296"/>self.toLocalizedTime(collegesubmissionobj.getDecisionDate(),long_format=False)<text:change-end text:change-id="ct116212296"/></text:p>
      <text:p text:style-name="P30"/>
      <table:table table:name="Tableau2" table:style-name="Tableau2">
        <table:table-column table:style-name="Tableau2.A"/>
        <table:table-column table:style-name="Tableau2.B"/>
        <table:table-row>
          <table:table-cell table:style-name="Tableau2.A1" office:value-type="string">
            <text:p text:style-name="P26">Présents :</text:p>
          </table:table-cell>
          <table:table-cell table:style-name="Tableau2.B1" office:value-type="string">
            <text:p text:style-name="P26">Mr R. CAPPE, Bourgmestre-Président</text:p>
          </table:table-cell>
        </table:table-row>
        <table:table-row>
          <table:table-cell table:style-name="Tableau2.A2" office:value-type="string">
            <text:p text:style-name="P26"/>
          </table:table-cell>
          <table:table-cell table:style-name="Tableau2.B2" office:value-type="string">
            <text:p text:style-name="P26">Mrs O. NYSSEN, R. MASSON, B.ALLARD et L.FRERE, Echevins</text:p>
          </table:table-cell>
        </table:table-row>
        <table:table-row>
          <table:table-cell table:style-name="Tableau2.A2" office:value-type="string">
            <text:p text:style-name="P26"/>
          </table:table-cell>
          <table:table-cell table:style-name="Tableau2.B2" office:value-type="string">
            <text:p text:style-name="P26">Mme Claire TOUSSAINT, Présidente du CPAS</text:p>
          </table:table-cell>
        </table:table-row>
        <table:table-row>
          <table:table-cell table:style-name="Tableau2.A2" office:value-type="string">
            <text:p text:style-name="P26"/>
          </table:table-cell>
          <table:table-cell table:style-name="Tableau2.B2" office:value-type="string">
            <text:p text:style-name="P26">Mr Yves GROIGNET, Secrétaire communal</text:p>
          </table:table-cell>
        </table:table-row>
      </table:table>
      <text:p text:style-name="P31"><draw:line text:anchor-type="char" draw:z-index="0" draw:style-name="gr1" draw:text-style-name="P40" svg:x1="0.053cm" svg:y1="0.422cm" svg:x2="16.193cm" svg:y2="0.422cm"><text:p/></draw:line></text:p>
      <text:p text:style-name="Standard"><text:span text:style-name="T8"><text:s/>Nos </text:span><text:span text:style-name="T7">Réf. : </text:span><text:change-start text:change-id="ct243312304"/><text:span text:style-name="T7">self.getFoldermanagers().getInitials()</text:span><text:change-end text:change-id="ct243312304"/><text:span text:style-name="T6">/PU/0</text:span><text:change-start text:change-id="ct71037024"/><text:span text:style-name="T6">self.getReference()</text:span><text:change-end text:change-id="ct71037024"/></text:p>
      <text:p text:style-name="P6"><draw:line text:anchor-type="char" draw:z-index="1" draw:style-name="gr1" draw:text-style-name="P40" svg:x1="0.053cm" svg:y1="0.021cm" svg:x2="16.193cm" svg:y2="0.021cm"><text:p/></draw:line></text:p>
      <text:p text:style-name="P7"><draw:frame draw:style-name="fr2" draw:name="Cadre3" text:anchor-type="char" svg:x="1.896cm" svg:y="0.365cm" svg:width="14.298cm" svg:height="2.004cm" draw:z-index="2"><draw:text-box><text:p text:style-name="P4"><text:change-start text:change-id="ct118692480"/>self.getLicenceSubject()<text:change-end text:change-id="ct118692480"/><text:change-start text:change-id="ct243994584"/></text:p><text:p text:style-name="P4"><text:change-end text:change-id="ct243994584"/></text:p><text:p text:style-name="P3"><text:change-start text:change-id="ct177298392"/><text:span text:style-name="T12">self.getWorkLocationStreet()</text:span><text:change-end text:change-id="ct177298392"/><text:span text:style-name="T12">, n°</text:span><text:change-start text:change-id="ct174229592"/><text:span text:style-name="T12">self.getWorkLocationHouseNumber()</text:span><text:change-end text:change-id="ct174229592"/><text:span text:style-name="T12"> à </text:span><text:change-start text:change-id="ct242908280"/><text:span text:style-name="T12">self.getWorkLocationZipCode()</text:span><text:change-end text:change-id="ct242908280"/><text:span text:style-name="T12"> </text:span><text:change-start text:change-id="ct177401104"/><text:span text:style-name="T12">self.getWorkLocationCity()</text:span><text:change-end text:change-id="ct177401104"/><text:span text:style-name="T12"> (LA BRUYERE) </text:span><text:span text:style-name="T13"><text:s/></text:span></text:p><text:p text:style-name="P4"><text:change-start text:change-id="ct116260976"/>self.getPortionOutsText()<text:change-end text:change-id="ct116260976"/></text:p><text:p text:style-name="P9"><text:s text:c="2"/></text:p><text:p text:style-name="P10"/></draw:text-box></draw:frame></text:p>
      <text:p text:style-name="P3"><text:span text:style-name="T10">Objet </text:span><text:span text:style-name="T11">:</text:span></text:p>
      <text:p text:style-name="P2"/>
      <text:p text:style-name="P2"/>
      <text:p text:style-name="P5"/>
      <text:p text:style-name="P5"/>
      <text:p text:style-name="P8"><text:span text:style-name="T5">Demandeur</text:span><text:span text:style-name="T3">: </text:span><text:change-start text:change-id="ct241911824"/><text:span text:style-name="T3">self.displayValue(applicantobj.listPersonTitles(), applicantobj.getPersonTitle())</text:span><text:change-end text:change-id="ct241911824"/><text:span text:style-name="T3"> </text:span><text:change-start text:change-id="ct241611472"/><text:span text:style-name="T3">applicantobj.getName2()</text:span><text:change-end text:change-id="ct241611472"/><text:span text:style-name="T3"> </text:span><text:change-start text:change-id="ct241613176"/><text:span text:style-name="T3">applicantobj.getName1()</text:span><text:change-end text:change-id="ct241613176"/></text:p>
      <text:p text:style-name="P11"><text:tab/><text:tab/></text:p>
      <text:p text:style-name="P12"><text:s text:c="4"/><text:tab/><text:tab/><text:tab/><text:tab/></text:p>
      <text:p text:style-name="P13">Le Collège,</text:p>
      <text:p text:style-name="P13"/>
      <text:p text:style-name="P14"><text:span text:style-name="T2">Vu la demande de permis d’urbanisme introduite par </text:span><text:change-start text:change-id="ct241612712"/><text:span text:style-name="T2">self.displayValue(applicantobj.listPersonTitles(), applicantobj.getPersonTitle())</text:span><text:change-end text:change-id="ct241612712"/><text:span text:style-name="T2"> </text:span><text:change-start text:change-id="ct241609456"/><text:span text:style-name="T2">applicantobj.getName2()</text:span><text:change-end text:change-id="ct241609456"/><text:span text:style-name="T2"> </text:span><text:change-start text:change-id="ct241608936"/><text:span text:style-name="T2">applicantobj.getName1()</text:span><text:change-end text:change-id="ct241608936"/><text:span text:style-name="T2"> demeurant </text:span><text:change-start text:change-id="ct118439192"/><text:span text:style-name="T2">applicantobj.getStreet()</text:span><text:change-end text:change-id="ct118439192"/><text:span text:style-name="T2">, n° </text:span><text:change-start text:change-id="ct241608832"/><text:span text:style-name="T2">applicantobj.getNumber()</text:span><text:change-end text:change-id="ct241608832"/><text:span text:style-name="T2"> à </text:span><text:change-start text:change-id="ct177035456"/><text:span text:style-name="T2">applicantobj.getZipcode()</text:span><text:change-end text:change-id="ct177035456"/><text:span text:style-name="T2"> <text:s/></text:span><text:change-start text:change-id="ct241611168"/><text:span text:style-name="T2">applicantobj.getCity()</text:span><text:change-end text:change-id="ct241611168"/><text:span text:style-name="T2"> ;</text:span></text:p>
      <text:p text:style-name="P20"/>
      <text:p text:style-name="P14"><text:span text:style-name="T2">Attendu que cette demande concerne </text:span><text:change-start text:change-id="ct174574240"/><text:span text:style-name="T6">self.getLicenceSubject()</text:span><text:change-end text:change-id="ct174574240"/><text:span text:style-name="T3"> </text:span><text:span text:style-name="T2">sur la parcelle sise </text:span><text:change-start text:change-id="ct241608624"/><text:span text:style-name="T6">self.getWorkLocationStreet()</text:span><text:change-end text:change-id="ct241608624"/><text:span text:style-name="T2">, </text:span><text:span text:style-name="T6">n°</text:span><text:change-start text:change-id="ct241610016"/><text:span text:style-name="T6">self.getWorkLocationHouseNumber()</text:span><text:change-end text:change-id="ct241610016"/><text:span text:style-name="T2"> à </text:span><text:change-start text:change-id="ct241611016"/><text:span text:style-name="T6">self.getWorkLocationZipCode()</text:span><text:change-end text:change-id="ct241611016"/><text:span text:style-name="T6"> </text:span><text:change-start text:change-id="ct174573984"/><text:span text:style-name="T6">self.getWorkLocationCity()</text:span><text:change-end text:change-id="ct174573984"/><text:span text:style-name="T2"> et cadastrée </text:span><text:change-start text:change-id="ct241609144"/><text:span text:style-name="T2">self.getPortionOutsText()</text:span><text:change-end text:change-id="ct241609144"/><text:span text:style-name="T2"> ;</text:span></text:p>
      <text:p text:style-name="P15"/>
      <text:p text:style-name="P14"><text:span text:style-name="T14">Considérant que le bien se situe</text:span><text:span text:style-name="T9"> en zone d’habitat à caractère rural </text:span><text:span text:style-name="T14">au plan de secteur</text:span><text:span text:style-name="T15"> de Namur 47/3 adopté par arrêté de l’Exécutif Régional Wallon <text:s/>du 14 mai 1986 et qui n'a pas cessé de produire ses effets pour le bien précité </text:span><text:span text:style-name="T14">;</text:span></text:p>
      <text:p text:style-name="P16"/>
      <text:p text:style-name="P8"><text:span text:style-name="T4">Considérant que la demande complète de permis a été déposée à l'Administration communale contre récépissé daté du </text:span><text:change-start text:change-id="ct243349208"/><text:span text:style-name="T2">self.toLocalizedTime(recepisseobj.getEventDate(),long_format=False)</text:span><text:change-end text:change-id="ct243349208"/><text:span text:style-name="T4"> </text:span><text:span text:style-name="T4">;</text:span></text:p>
      <text:p text:style-name="P15"/>
      <text:p text:style-name="P17">Considérant que le bien prédécrit fait partie du lotissement (lot n°1), non périmé, délivré à Monsieur J.P. DELCORDE (mandaté par Mr et Mme LIGOT - GERNAY) le 06 juillet 2004 (référence 04/01) ;</text:p>
      <text:p text:style-name="P17"/>
      <text:p text:style-name="P17">Considérant que le lotissement sur lequel se trouve ce terrain, comprend cinq lots. Le lot n°1 est l’unique lot bâtissable. Sur toute sa profondeur, il est bordé par les lots n°2 et 3, de 7 mètres de large, destinés à agrandir le terrain du voisin. La zone arrière de ce lot bâtissable, soit les lots n°4 et 5 se trouvent en zone agricole.</text:p>
      <text:p text:style-name="P17"><text:soft-page-break/></text:p>
      <text:p text:style-name="P17">Considérant que le projet peut être décrit comme suit :</text:p>
      <text:list text:style-name="WW8Num2">
        <text:list-item>
          <text:p text:style-name="P38">un bâtiment principal de 7,70 mètres de profondeur sur 16,07 mètres de largeur, pour des hauteurs sous gouttière de 3,59 mètres et de 7,12 mètres au faîte ;</text:p>
        </text:list-item>
        <text:list-item>
          <text:p text:style-name="P38">un garage, de 6,86 mètres sur 6,86 mètres, vient s’accoler, en volume secondaire, à la façade avant ;</text:p>
        </text:list-item>
        <text:list-item>
          <text:p text:style-name="P38">à l’arrière, la toiture du volume principal se prolonge, agrandissant la cuisine de 1 mètre. A côté de ce décrochement se trouve un autre volume secondaire de 4,50 mètres sur 5,98 mètres, comprenant la chambre des parents et une partie de la salle de bain s’y attachant ;</text:p>
        </text:list-item>
      </text:list>
      <text:p text:style-name="P21"/>
      <text:p text:style-name="P24">Considérant que le projet déroge au permis de lotir pour les motifs suivants : </text:p>
      <text:list text:style-name="WW8Num3">
        <text:list-item>
          <text:p text:style-name="P35">les lucarnes sont proscrites par les prescriptions urbanistiques (art. 2.3 et 6.7) ;</text:p>
        </text:list-item>
        <text:list-item>
          <text:p text:style-name="P35">un volume secondaire est implanté à l’avant du bâtiment principal alors que les prescriptions les autorisent uniquement en façade ou latéralement (art.3.6) ;</text:p>
        </text:list-item>
        <text:list-item>
          <text:p text:style-name="P35">le volume principal est implanté à 18 mètres de l’axe de la voirie, or les prescriptions prévoient un recul entre 12 mètres et 16 mètres de la voirie ;</text:p>
        </text:list-item>
        <text:list-item>
          <text:p text:style-name="P35">le bardage des cheminées est réalisé en ardoises artificielles et les façades en briques rugueuses peintes en blanc, or les prescriptions imposent une brique rugueuse de ton brun moyen à brun foncé (art.5.1) ;</text:p>
        </text:list-item>
      </text:list>
      <text:p text:style-name="P17"/>
      <text:p text:style-name="P17">Considérant que le projet est situé sur une parcelle de 28,62 mètres de façade à rue, avec un recul et une implantation de volume secondaire à l’avant, comme le voisin de gauche le plus proche et de nombreux exemples dans le village, inscrits ou non dans un lotissement ;</text:p>
      <text:p text:style-name="P17"/>
      <text:p text:style-name="P17">Considérant qu’il en est de même pour la dérogation au sujet de la peinture. On peut ainsi compter six maisons peintes dans la rue sur une vingtaine ;</text:p>
      <text:p text:style-name="P17"/>
      <text:p text:style-name="P17">Considérant que la demande de permis comprend une notice d’évaluation des incidences sur l’environnement renseignant que le projet ne comportera pas de déboisement, qu’un remblais de maximum 50 centimètres est prévu autour du bâtiment, que le terrain est situé dans un lotissement, qu’il n’est pas dans un périmètre de protection et/ou inscrit sur une liste de sauvegarde, ni dans un périmètre de protection visé par la loi du 12 juillet 1973 sur la conservation de la nature (site Natura 2000) pas plus qu’à proximité d’un tel périmètre ; </text:p>
      <text:p text:style-name="P17"/>
      <text:p text:style-name="P17">Considérant que la même notice ajoute que le projet ne donnera lieu qu’à des rejets raisonnables et normaux dans l’atmosphère et qu’il n’y aura aucun rejet liquide dans les eaux de surface. Les eaux usées (débit normal pour un ménage de 3-7 EH) seront évacuées via l’égout <text:s/>public après passage dans une fosse SANICLAIR ;</text:p>
      <text:p text:style-name="P17"/>
      <text:p text:style-name="P17">Considérant que le projet prévoit l’installation d’une citerne à eaux de pluies de 5.200 litres et d’une seconde de 2.000 litres;</text:p>
      <text:p text:style-name="P17"/>
      <text:p text:style-name="P17">Considérant que le formulaire des exigences d’isolation thermique et de ventilation renseigne que le niveau d’isolation thermique globale du bâtiment sera d’un K = 35 ;</text:p>
      <text:p text:style-name="P17"/>
      <text:p text:style-name="P17">Considérant que les matériaux utilisés sont :</text:p>
      <text:list text:style-name="WW8Num2">
        <text:list-item text:start-value="1">
          <text:p text:style-name="P39">pour les élévations : des briques de terres cuite badigeonnées ton blanc ;</text:p>
        </text:list-item>
        <text:list-item>
          <text:p text:style-name="P39">pour la toiture : couverture en ardoises artificielles gris anthracite ;</text:p>
        </text:list-item>
        <text:list-item>
          <text:p text:style-name="P39">des châssis en PVC ton gris foncé ;</text:p>
        </text:list-item>
        <text:list-item>
          <text:p text:style-name="P39">des couvres-murs et seuils de fenêtres et portes en pierre bleue ;</text:p>
        </text:list-item>
        <text:list-item>
          <text:p text:style-name="P39">un bardage de cheminée en ardoises artificielles</text:p>
        </text:list-item>
      </text:list>
      <text:p text:style-name="P17"/>
      <text:p text:style-name="P17"><text:soft-page-break/>Attendu que la volumétrie du bâtiment mis en place rappelle la volumétrie des constructions typiques de la région couvertes d’une toiture à deux versants droits de même longueur et même inclinaison.</text:p>
      <text:p text:style-name="P17"/>
      <text:p text:style-name="P17">Considérant que le projet tient compte des caractéristiques de l’habitat traditionnel de la région. Le sens du faîtage du bâtiment principal est parallèle à la voirie. Il s’agit d’un bâtiment comprenant un rez-de-chaussée et un étage partiellement engagé dans la toiture. Les façades sont composées de telle manière que la dominante des baies soit verticale.</text:p>
      <text:p text:style-name="P17"/>
      <text:p text:style-name="P17">Considérant que le projet prévoit un garage pour deux voitures et que la possibilité de garer temporairement une ou deux voiture devant les garages existe ; </text:p>
      <text:p text:style-name="P17"/>
      <text:p text:style-name="P17">Considérant que l’enquête publique organisée du 29/09/08 au 13/10/08 inclus prescrite par le Code Wallon en son article 330 11° (dérogation au permis de lotir) n’a suscité aucune réclamation ; </text:p>
      <text:p text:style-name="P17"/>
      <text:p text:style-name="P17">Considérant que la construction ne porte pas atteinte à l’esthétique générale du site ;</text:p>
      <text:p text:style-name="P17"/>
      <text:p text:style-name="P17">Considérant que le bâtiment sera intégré dans un cadre de verdure assez important à rue, gardant le même aspect que le reste de la rue ;</text:p>
      <text:p text:style-name="P17"/>
      <text:p text:style-name="P17">Considérant que cette construction est située le long d’une voirie suffisamment aménagée et équipée en eau, électricité et égouttage ;</text:p>
      <text:p text:style-name="P17"/>
      <text:p text:style-name="P17">Vu les articles 108, 113 et 116 §4 du Code wallon ;</text:p>
      <text:p text:style-name="P18"/>
      <text:p text:style-name="P19"/>
      <text:p text:style-name="P19">Pour ces motifs :</text:p>
      <text:p text:style-name="P22"/>
      <text:p text:style-name="P22">EMET un avis favorable sur le projet <text:s text:c="16"/></text:p>
      <text:p text:style-name="P23"/>
      <text:p text:style-name="P22"/>
      <text:p text:style-name="P33"><text:s text:c="35"/><text:span text:style-name="T16">Pour le Collège,</text:span></text:p>
      <text:p text:style-name="P34">Le Secrétaire, <text:s text:c="42"/>Le Bourgmestre,</text:p>
      <text:p text:style-name="P34">(s) Y. GROIGNET <text:s text:c="39"/>(s) R. CAPPE</text:p>
      <text:p text:style-name="P33"><text:s text:c="29"/><text:span text:style-name="T16">Pour extrait conforme,</text:span></text:p>
      <text:p text:style-name="P34">Le Secrétaire, <text:s text:c="42"/>Le Bourgmestre,</text:p>
      <text:p text:style-name="P33"><text:s/></text:p>
      <text:p text:style-name="P33"/>
      <text:p text:style-name="P33"/>
      <text:p text:style-name="P33"/>
      <text:p text:style-name="P34">Yves GROIGNET <text:s text:c="40"/>Robert CAP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Verdana1" svg:font-family="Verdana"/>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class="text" style:default-outline-level="2">
      <style:paragraph-properties fo:margin-left="2.858cm" fo:margin-right="0cm" fo:text-indent="0cm" style:auto-text-indent="false" fo:keep-with-next="always"/>
      <style:text-properties fo:font-size="14pt" style:text-underline-style="solid" style:text-underline-width="auto" style:text-underline-color="font-color" fo:font-weight="bold" style:font-size-asian="14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7.62cm" fo:margin-right="0cm" fo:text-indent="0cm" style:auto-text-indent="false" fo:keep-with-next="always"/>
      <style:text-properties style:font-name="Bookman Old Style" fo:font-size="18pt" style:text-underline-style="solid" style:text-underline-width="auto" style:text-underline-color="font-color" fo:font-weight="bold" style:font-size-asian="18pt" style:font-weight-asian="bold" style:font-weight-complex="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ize="10pt" fo:font-weight="bold" style:font-size-asian="10pt" style:font-weight-asian="bold"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Normal_20_centré1" style:display-name="Normal centré1" style:family="paragraph" style:parent-style-name="Standard">
      <style:paragraph-properties fo:margin-left="2.858cm" fo:margin-right="-0.866cm" fo:text-indent="0cm" style:auto-text-indent="false"/>
    </style:style>
    <style:style style:name="Text_20_body_20_indent" style:display-name="Text body indent" style:family="paragraph" style:parent-style-name="Standard" style:class="text">
      <style:paragraph-properties fo:margin-left="2.858cm" fo:margin-right="0cm" fo:text-indent="0cm" style:auto-text-indent="false"/>
    </style:style>
    <style:style style:name="Retrait_20_corps_20_de_20_texte_20_21" style:display-name="Retrait corps de texte 21" style:family="paragraph" style:parent-style-name="Standard">
      <style:paragraph-properties fo:margin-left="2.858cm" fo:margin-right="0cm" fo:text-indent="0.889cm" style:auto-text-indent="false"/>
    </style:style>
    <style:style style:name="Retrait_20_corps_20_de_20_texte_20_31" style:display-name="Retrait corps de texte 31" style:family="paragraph" style:parent-style-name="Standard">
      <style:paragraph-properties fo:margin-left="2.963cm" fo:margin-right="0cm" fo:text-indent="0cm" style:auto-text-indent="false"/>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1" style:display-name="Corps de texte 31" style:family="paragraph" style:parent-style-name="Standard">
      <style:paragraph-properties fo:margin-top="0cm" fo:margin-bottom="0.212cm"/>
      <style:text-properties fo:font-size="8pt" style:font-size-asian="8pt"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Police_20_par_20_défaut" style:display-name="Police par défaut"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Times New Roman" style:text-underline-style="none"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Times New Roman" style:font-name-asian="Times New Roman" style:font-name-complex="Times New Roman"/>
    </style:style>
    <style:style style:name="Police_20_par_20_défaut1" style:display-name="Police par défaut1" style:family="text"/>
    <style:style style:name="Page_20_Number" style:display-name="Page Number" style:family="text" style:parent-style-name="Police_20_par_20_défaut1"/>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905cm" text:min-label-width="0.635cm"/>
        <style:text-properties style:font-name="Verdan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50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text-align="end" style:justify-single-word="false" fo:text-indent="0cm" style:auto-text-indent="false"/>
      <style:text-properties style:font-name="Verdana" fo:font-size="9pt" style:font-size-asian="9pt" style:font-size-complex="9pt"/>
    </style:style>
    <style:page-layout style:name="pm1">
      <style:page-layout-properties fo:page-width="20.999cm" fo:page-height="29.699cm" style:num-format="1" style:print-orientation="portrait" fo:margin-top="2.501cm" fo:margin-bottom="1.251cm" fo:margin-left="2.501cm" fo:margin-right="2.268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3</text:page-number>/<text:page-count>3</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Administration Communale de La Bruyère</meta:initial-creator>
    <meta:creation-date>2009-01-21T12:18:00</meta:creation-date>
    <dc:creator>Marie-Aude Goffin</dc:creator>
    <dc:date>2009-05-25T10:05:10</dc:date>
    <meta:print-date>2008-06-17T12:06:00</meta:print-date>
    <meta:editing-cycles>29</meta:editing-cycles>
    <meta:editing-duration>PT23H36M47S</meta:editing-duration>
    <meta:user-defined meta:name="Info 1"/>
    <meta:user-defined meta:name="Info 2"/>
    <meta:user-defined meta:name="Info 3"/>
    <meta:user-defined meta:name="Info 4"/>
    <meta:document-statistic meta:table-count="1" meta:image-count="0" meta:object-count="0" meta:page-count="3" meta:paragraph-count="67" meta:word-count="1069" meta:character-count="7383"/>
  </office:meta>
</office:document-meta>
</file>